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ardB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1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11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9" office:value-type="string" calcext:value-type="string">
            <text:p>.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1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, #player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.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.()</text:p>
          </table:table-cell>
          <table:table-cell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9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.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.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12" office:value-type="string" calcext:value-type="string">
            <text:p>()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10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table:style-name="ce12" office:value-type="string" calcext:value-type="string">
            <text:p>()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|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8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 #player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.</text:p>
          </table:table-cell>
          <table:table-cell table:style-name="ce10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()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3" office:value-type="string" calcext:value-type="string">
            <text:p>..</text:p>
          </table:table-cell>
          <table:table-cell/>
          <table:table-cell office:value-type="string" calcext:value-type="string">
            <text:p>board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, #play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boar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.00.0000</text:date>, <text:time style:data-style-name="N2" text:time-value="20:33:30.4685939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0T20:34:53.455075190</dc:date>
    <meta:editing-duration>PT1H50M40S</meta:editing-duration>
    <meta:editing-cycles>6</meta:editing-cycles>
    <meta:generator>LibreOffice/7.1.8.1$Linux_X86_64 LibreOffice_project/10$Build-1</meta:generator>
    <meta:document-statistic meta:table-count="1" meta:cell-count="678" meta:object-count="0"/>
  </office:meta>
</office:document-meta>
</file>